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pple-system, BlinkMacSystemFont, Helvetica, Arial, sans-serif"/>
    <style:font-face style:name="urw-din" svg:font-family="urw-din, sans-serif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bb78" officeooo:paragraph-rsid="001fbb78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font-name="Arial" fo:font-size="11pt" fo:font-style="normal" fo:font-weight="normal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/>
    </style:style>
    <style:style style:name="P6" style:family="paragraph" style:parent-style-name="Text_20_body">
      <style:paragraph-properties fo:margin-top="0cm" fo:margin-bottom="0cm" style:contextual-spacing="false" fo:line-height="138%" style:writing-mode="lr-tb"/>
      <style:text-properties fo:font-weight="normal" officeooo:paragraph-rsid="00250f56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25d925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officeooo:rsid="00275b2f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ff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273239" loext:opacity="100%" style:font-name="Consolas" fo:font-size="12pt" fo:letter-spacing="normal" fo:font-style="normal" fo:font-weight="normal"/>
    </style:style>
    <style:style style:name="T9" style:family="text">
      <style:text-properties fo:font-variant="normal" fo:text-transform="none" fo:color="#273239" loext:opacity="100%" style:font-name="Consolas" fo:font-size="9pt" fo:letter-spacing="normal" fo:font-style="normal" fo:font-weight="normal" loext:padding="0cm" loext:border="none"/>
    </style:style>
    <style:style style:name="T10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officeooo:rsid="00211c08"/>
    </style:style>
    <style:style style:name="T12" style:family="text">
      <style:text-properties fo:color="#273239" loext:opacity="100%" style:font-name="Consolas" fo:font-size="12pt" fo:letter-spacing="normal"/>
    </style:style>
    <style:style style:name="T13" style:family="text">
      <style:text-properties fo:color="#273239" loext:opacity="100%" style:font-name="urw-din" fo:font-size="12.75pt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20c30127-7fff-404b-63d2-41052e50a613"/>GUIDE TO COMPETITIVE PROGRAMMING: </text:p>
      <text:p text:style-name="P4"><text:span text:style-name="T4">-by Striver (</text:span><text:span text:style-name="T6">Software Engineer(Media.net), ex-Amazon, Candidate Master, 6*, Educator at Unacademy</text:span><text:span text:style-name="T4">) <text:line-break/><text:line-break/>It's advice to switch to CPP to avoid TLE issues at Codeforces and some platforms.. <text:line-break/>Learn C++ STL from codeverse or takeUforward channel .. <text:line-break/><text:line-break/>Follow CP sheet for practice problems: <text:line-break/>CP SHEET:</text:span><text:a xlink:type="simple" xlink:href="https://www.youtube.com/redirect?event=video_description&amp;redir_token=QUFFLUhqbW9lTVhXSHpMR2xENmRfMlhDbmFCWnRwUEZHQXxBQ3Jtc0trVUYzWkd1ejN1MHRjOEtia1ZVd1UzY2tidWpjYkpDVGhHU3E2NnNuX24tWUV6b0lKWjFKcWR1V0pQdGZsUEZZQjc3cVh5cTNmQXJRa1lXazhWdWxJRERsRTdLZldNeFQxc3dvXzBENnRyYnAtd0JHNA&amp;q=https%3A%2F%2Fbit.ly%2Ftuf_CPList" text:style-name="Internet_20_link" text:visited-style-name="Visited_20_Internet_20_Link"><text:span text:style-name="T5"> </text:span></text:a><text:a xlink:type="simple" xlink:href="https://www.youtube.com/redirect?event=video_description&amp;redir_token=QUFFLUhqbW9lTVhXSHpMR2xENmRfMlhDbmFCWnRwUEZHQXxBQ3Jtc0trVUYzWkd1ejN1MHRjOEtia1ZVd1UzY2tidWpjYkpDVGhHU3E2NnNuX24tWUV6b0lKWjFKcWR1V0pQdGZsUEZZQjc3cVh5cTNmQXJRa1lXazhWdWxJRERsRTdLZldNeFQxc3dvXzBENnRyYnAtd0JHNA&amp;q=https%3A%2F%2Fbit.ly%2Ftuf_CPList" text:style-name="Internet_20_link" text:visited-style-name="Visited_20_Internet_20_Link"><text:span text:style-name="T7">https://bit.ly/tuf_CPList</text:span></text:a><text:span text:style-name="T5"> </text:span><text:span text:style-name="T4"><text:line-break/>SDE SHEET:</text:span><text:a xlink:type="simple" xlink:href="https://www.youtube.com/redirect?event=video_description&amp;redir_token=QUFFLUhqbXhkRlZ2bGFXbDFMMmdIXzlnV3BnWjhoemJBQXxBQ3Jtc0ttdklwUGt3ck9FNmNTUzB6UzFtTFNuQ21hNXJ6VDY1Ri1qeElrRjYySHFqZGtwVTNRV3VGU0I0R2ozVW56eklJaXZuZG5NYkJOWjlHajEteFBPYklDajhRbFZmQ19rMmlKX3lMWDhXUVJBek5qZGVuQQ&amp;q=https%3A%2F%2Fbit.ly%2FtakeUforward_SDE" text:style-name="Internet_20_link" text:visited-style-name="Visited_20_Internet_20_Link"><text:span text:style-name="T5"> </text:span></text:a><text:a xlink:type="simple" xlink:href="https://www.youtube.com/redirect?event=video_description&amp;redir_token=QUFFLUhqbXhkRlZ2bGFXbDFMMmdIXzlnV3BnWjhoemJBQXxBQ3Jtc0ttdklwUGt3ck9FNmNTUzB6UzFtTFNuQ21hNXJ6VDY1Ri1qeElrRjYySHFqZGtwVTNRV3VGU0I0R2ozVW56eklJaXZuZG5NYkJOWjlHajEteFBPYklDajhRbFZmQ19rMmlKX3lMWDhXUVJBek5qZGVuQQ&amp;q=https%3A%2F%2Fbit.ly%2FtakeUforward_SDE" text:style-name="Internet_20_link" text:visited-style-name="Visited_20_Internet_20_Link"><text:span text:style-name="T7">https://bit.ly/takeUforward_SDE</text:span></text:a><text:span text:style-name="T5"> </text:span></text:p>
      <text:p text:style-name="Text_20_body"/>
      <text:p text:style-name="P1">1.Pattern printing problems (Sourabh Shukla Videos on Youtube)</text:p>
      <text:p text:style-name="P1">2.time complexity analysis (Don’t stress to much, keep participating in contests, you will keep learning) </text:p>
      <text:p text:style-name="P1">3.linear search and circular array representation (any article, no need to practice) </text:p>
      <text:p text:style-name="P1">4.palindrome and other numbers(perfect, Armstrong) for basic number problems </text:p>
      <text:p text:style-name="P1">5.Simple Hashing Problem(frequency counting and stuffs) </text:p>
      <text:p text:style-name="P1">6.Prefix Sum Problems(1D and 2D) {CP Sheet has problems} </text:p>
      <text:p text:style-name="P1">7.Sliding window technique(CP Sheet has problems) ----------------------------------------------------------------------------------------------------------- </text:p>
      <text:p text:style-name="P1">Basics of number theory </text:p>
      <text:p text:style-name="P1">1.Binary Search (TakeUforward Playlist and CP Sheet practice problems) </text:p>
      <text:p text:style-name="P1">2. GCD of 2 numbers in logarithmic time(Euclidean and Extended Euclidean Algorithm) (CodeNCode)</text:p>
      <text:p text:style-name="P1">3.linear Diphantine Equation (CodeNCode) – <text:span text:style-name="T11">TO CHECK WHEATHER AX + BY= C HAS A SOLUTION- </text:span></text:p>
      <text:p text:style-name="P1">4. Checking prime in sqrt(n) complexity (Learn from Codeverse Channel) </text:p>
      <text:p text:style-name="P1">5.Sieve of Eratosthenes(Learn from Codeverse Channel)  -- <text:span text:style-name="T11">TO FIND ALL THE PRIMES TILL N </text:span></text:p>
      <text:p text:style-name="P1">6.Segmented Sieve (Learn from Codeverse Channel) – <text:span text:style-name="T11">TO FIND ALL THE PRIMES TILL N WHERE N IS LARGE</text:span></text:p>
      <text:p text:style-name="P1">7.Finding prime factorisation of a number in logn per querry (Learn from Codeverse Channel)-</text:p>
      <text:p text:style-name="P1">8.Euler Totent Function (CodeNcode) – <text:span text:style-name="T11">TO FIND ALL THE CO-PRIMES OF A NUMBER N ,TILL N</text:span></text:p>
      <text:p text:style-name="P1">9.Fermat Little Theorum (CodeNCode) - </text:p>
      <text:p text:style-name="Text_20_body"><text:tab/></text:p>
      <text:p text:style-name="P1">Tougher version of number theory (All from CodeNCode) </text:p>
      <text:p text:style-name="Text_20_body"/>
      <text:p text:style-name="P1">1.Finding x^n in log(n) </text:p>
      <text:p text:style-name="P1">2. Modular Arithmetic </text:p>
      <text:p text:style-name="P1">3.Modular Inverse of a number </text:p>
      <text:p text:style-name="P1">3.Modular Exponentiation </text:p>
      <text:p text:style-name="P3"><text:soft-page-break/><text:span text:style-name="T10">4.Chinese Remainder Theorum  - </text:span><text:span text:style-name="T13">Basically, we are given k numbers which are pairwise coprime, and given remainders of these numbers when an unknown number x is divided by them. We need to find the minimum possible value of x that produces given remainders</text:span></text:p>
      <text:p text:style-name="P1">5.Factorial Modulo Mod </text:p>
      <text:p text:style-name="P1">6.Finding nCr and nPr for queries (constant time) </text:p>
      <text:p text:style-name="P5"><text:span text:style-name="T1">7.Inclusion Exclusion Principle (combinatorics problems) <text:line-break/><text:line-break/><text:line-break/>1.learn about basic sorting algorithms (bubble, selection, insertion) <text:line-break/>2. do problems which are constructive and have a lot of swapping terms in it. <text:line-break/>3.solve problems related to two pointer approach. (TakeUforward playlist) <text:line-break/>4.Bit manipulation(left shift, right shift, xor, or, and,set bit,MSB, LSB etc..) (Codeverse) </text:span></text:p>
      <text:p text:style-name="P5"><text:span text:style-name="T1">5.Power set of a given array or string using BIT (TakeUforward has a lecture) <text:line-break/>6.Number of subarrays with XOR as zero(not an algorithm but a must do problem) (TakeUforward) <text:line-break/>7. Problems related to greedy algorithm (TakeUforward Playlist) <text:line-break/>8.Kadane's algorithm (TakeUforward) and problems related to them <text:line-break/><text:line-break/>Time to learn recursion (Codeverse 3 masterclasses by Striver and TakeUforward Playlist) <text:line-break/><text:line-break/>After Recursion: <text:line-break/>1. Meet in the middle algorithm and problems related to it. (Follow CSES for problems)<text:line-break/>2.Divide and conquer problems{highly recommended to use codeforces only for this} <text:line-break/>3. Next greater element and next smaller element using stack (TakeUforward)<text:line-break/>4. problems related to parenthesis. <text:line-break/>5.largest rectangular area in histogram. (concept is used in a lot of problems) (TakeUforward)<text:line-break/>6.Problems related to Heap(Priority Queue) {although this gets under the greedy category but by priority queue will help you learn an inbuilt stl) <text:line-break/><text:line-break/>String algorithms: (Since these are advanced topics, you can read them from where you feel comfortable) </text:span></text:p>
      <text:p text:style-name="P5"><text:span text:style-name="T1">1. Rolling Hash Function on strings {cpalgorithms has a wonderful article written on it) {Spoj or codeforces} – </text:span><text:span text:style-name="T2">TO COMPARE STRINGS IN O(1)</text:span><text:span text:style-name="T1"><text:line-break/>2.Rabin Karp Algorithm (cpalgorithms has a wonderful blog on it) – </text:span><text:span text:style-name="T3">IF A STRING APPERS IN OTHER STRING OR NOT</text:span><text:span text:style-name="T1"><text:line-break/>3.Prefix Function (cpalgorithms)</text:span></text:p>
      <text:p text:style-name="P5"><text:span text:style-name="T1">4.KMP Algorithm <text:line-break/>5.Z-function <text:line-break/>6.Manchers' Algorithm (once you have wrapped up the above algorithms, solve a bunch of problems(25-30) on them from different platforms.) </text:span></text:p>
      <text:p text:style-name="Text_20_body"/>
      <text:p text:style-name="P1"><text:soft-page-break/>Tree Algorithm : </text:p>
      <text:p text:style-name="P6"><text:span text:style-name="T1">1.Tree/Graph representation <text:line-break/>2.DFS/BFS Traversal in Graph/Tree <text:line-break/>3.Basic stuffs(diameter of tree, height of tree, level of tree) <text:line-break/>4.Euler Tour of Tree(Learn and solve problems) <text:line-break/>5.Finding LCA using Euler Tour{efficient solution uses segment trees)<text:line-break/>6.Finding LCA using Binary Lifting. </text:span></text:p>
      <text:p text:style-name="P6"><text:span text:style-name="T1">7.Distance between two nodes. <text:line-break/>8.Subtree Problems. (SPOJ is highly recommended for trees and codeforces D and E problems also) </text:span></text:p>
      <text:p text:style-name="P5"><text:span text:style-name="T1">Graphs: (TakeUforward Graph series) <text:line-break/>1.Connected Components. <text:line-break/>2.Topological Sort. <text:line-break/>3.Cycle Detection in Graph <text:line-break/>4.Bipartite Check in graph <text:line-break/>5.SCC using Kosaraju’s algorithm <text:line-break/>6.Dijkstra’s Algorithm <text:line-break/>7.Bellman Ford Algorithm <text:line-break/>8.Bridges In graphs <text:line-break/>9.Articulation Point in a graph <text:line-break/>10.Minimum Spanning Tree using Kruskal’s Algo <text:line-break/>11.Prim’s Algorithm </text:span></text:p>
      <text:p text:style-name="P1">12.0/1 BFS(a big saviour) </text:p>
      <text:p text:style-name="P5"><text:span text:style-name="T1">13.Learn Finding Bridges Online(cpalgorithms)<text:line-break/><text:line-break/><text:line-break/>Dynamic Programming:<text:line-break/>0. Solve all Standard problems on DP from GFG.. (Refer Aditya Verma youtube channel for learning standard DP)<text:line-break/>1.Solve the AtCoder Educational Contests on Dynamic Programming.(all 26) <text:line-break/>2.Solve problems from SPOJ(highly recommended,since it doesn’t involve any other algorithms) <text:line-break/>3. Google dynamic programming practice problem codeforces,u’ll get a wonderful blog with a lot of problems on it. <text:line-break/>4.Understand how we write recurrence for Digit DP(codeforces blog)(digit dynamic progg) and solve problems </text:span></text:p>
      <text:p text:style-name="P1">5. read about DP with Bitmasks and solve problems(hackerearth blog) </text:p>
      <text:p text:style-name="P1">6.DP on trees(gfg articles,rachit jains video) </text:p>
      <text:p text:style-name="P5"><text:span text:style-name="T1">7.SOS DP(cpalgorithm blog) <text:line-break/><text:line-break/>1.Disjoint Set(cpalgorithms) </text:span></text:p>
      <text:p text:style-name="P1">2.Offline Queries using Disjoint Set</text:p>
      <text:p text:style-name="P5"><text:soft-page-break/><text:span text:style-name="T1">3.Kruskal’s Algorithm using disjoint set <text:line-break/><text:line-break/>Range Query Algos: <text:line-break/>1.Sparse Table(not that imp) </text:span></text:p>
      <text:p text:style-name="P5"><text:span text:style-name="T1">2.Fenwick Tree and Binary Lifting on Fenwick Tree(read about range update trick also) 3.problems on fenwick tree<text:line-break/>4.Matrix Exponentiation(problems) </text:span></text:p>
      <text:p text:style-name="P1">5.Sqrt Decomposition Technique</text:p>
      <text:p text:style-name="P5"><text:span text:style-name="T1">6.Update and Querry Operations <text:line-break/>7.Mo's algorithm <text:line-break/>8.Mo's algorithm on trees </text:span></text:p>
      <text:p text:style-name="P1">9.Segment Tree(a must)(Range Queries and point Updates)</text:p>
      <text:p text:style-name="P5"><text:span text:style-name="T1">10.Lazy propagation on segment trees <text:line-break/><text:line-break/>Some optional and rare ones: <text:line-break/>1.Sprague-Grundy Theorum </text:span></text:p>
      <text:p text:style-name="P1">2.Flows and Related Problems </text:p>
      <text:p text:style-name="P1">3.Heavy Light Decomposition </text:p>
      <text:p text:style-name="P1">4.Convex Hull Algorithm </text:p>
      <text:p text:style-name="P1">5.FFT/NTT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nsolas" svg:font-family="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pple-system, BlinkMacSystemFont, Helvetica, Arial, sans-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59:46.234582827</meta:creation-date>
    <dc:date>2023-02-08T10:13:03.616571669</dc:date>
    <meta:editing-duration>P1DT19H2M5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4" meta:paragraph-count="53" meta:word-count="858" meta:character-count="6264" meta:non-whitespace-character-count="5350"/>
  </office:meta>
</office:document-meta>
</file>